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6pt" style:use-optimal-column-width="true"/>
    </style:style>
    <style:style style:name="ACOL-2" style:family="table-column">
      <style:table-column-properties style:column-width="43.5pt" style:use-optimal-column-width="true"/>
    </style:style>
    <style:style style:name="ACOL-3" style:family="table-column">
      <style:table-column-properties style:column-width="62.25pt" style:use-optimal-column-width="true"/>
    </style:style>
    <style:style style:name="ACOL-4" style:family="table-column">
      <style:table-column-properties style:column-width="38.25pt" style:use-optimal-column-width="true"/>
    </style:style>
    <style:style style:name="ACOL-5" style:family="table-column">
      <style:table-column-properties style:column-width="344.25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51"/>
        <table:table-row table:style-name="AROW-0">
          <table:table-cell table:style-name="ACE-0" office:value-type="string">
            <text:p>Description</text:p>
          </table:table-cell>
          <table:table-cell table:style-name="ACE-0" office:value-type="string">
            <text:p>Symbol</text:p>
          </table:table-cell>
          <table:table-cell table:style-name="ACE-0" office:value-type="string">
            <text:p>Value</text:p>
          </table:table-cell>
          <table:table-cell table:style-name="ACE-0" office:value-type="string">
            <text:p>Unit</text:p>
          </table:table-cell>
          <table:table-cell table:style-name="ACE-0" office:value-type="string">
            <text:p>No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sistivity</text:p>
          </table:table-cell>
          <table:table-cell table:style-name="Gnumeric-default" office:value-type="string">
            <text:p>rho</text:p>
          </table:table-cell>
          <table:table-cell table:style-name="ACE-2" office:value-type="float" office:value="1.0899999999999999e-06">
            <text:p>1.09×10−06</text:p>
          </table:table-cell>
          <table:table-cell table:style-name="Gnumeric-default" office:value-type="string">
            <text:p>ohm m</text:p>
          </table:table-cell>
          <table:table-cell table:style-name="Gnumeric-default" office:value-type="string">
            <text:p>1.09E-06 for Nichrome 80 (Nichrome V) and 1.12E-06 for Nichrome 6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" table:style-name="Gnumeric-default"/>
          <table:table-cell table:style-name="ACE-2"/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wire diameter</text:p>
          </table:table-cell>
          <table:table-cell table:style-name="Gnumeric-default"/>
          <table:table-cell table:style-name="ACE-2" office:value-type="float" office:value="0.001291">
            <text:p>1.29×10−03</text:p>
          </table:table-cell>
          <table:table-cell table:style-name="Gnumeric-default" office:value-type="string">
            <text:p>m</text:p>
          </table:table-cell>
          <table:table-cell table:style-name="Gnumeric-default" office:value-type="string">
            <text:p>1.291mm for 16AWG, 1.628mm for 14AWG, 2.053mm for 12AWG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ire radius</text:p>
          </table:table-cell>
          <table:table-cell table:style-name="Gnumeric-default"/>
          <table:table-cell table:style-name="ACE-2" table:formula="of:=[.C4]/2" office:value-type="float" office:value="0.00064550000000000002">
            <text:p>6.46×10−04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" table:style-name="Gnumeric-default"/>
          <table:table-cell table:style-name="ACE-2"/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wire cross section area</text:p>
          </table:table-cell>
          <table:table-cell table:style-name="Gnumeric-default"/>
          <table:table-cell table:style-name="ACE-2" table:formula="of:=PI()*[.C5]^2" office:value-type="float" office:value="1.3090081963694226e-06">
            <text:p>1.31×10−06</text:p>
          </table:table-cell>
          <table:table-cell table:style-name="Gnumeric-default" office:value-type="string">
            <text:p>m^2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" table:style-name="Gnumeric-default"/>
          <table:table-cell table:style-name="ACE-2"/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desired resistance</text:p>
          </table:table-cell>
          <table:table-cell table:style-name="Gnumeric-default"/>
          <table:table-cell table:style-name="ACE-3" office:value-type="float" office:value="4">
            <text:p>4.00</text:p>
          </table:table-cell>
          <table:table-cell table:style-name="Gnumeric-default" office:value-type="string">
            <text:p>oh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" table:style-name="Gnumeric-default"/>
          <table:table-cell table:style-name="ACE-3"/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wire length</text:p>
          </table:table-cell>
          <table:table-cell table:style-name="Gnumeric-default" office:value-type="string">
            <text:p>L_wire</text:p>
          </table:table-cell>
          <table:table-cell table:style-name="ACE-3" table:formula="of:=[.C9]*[.C7]/[.C2]" office:value-type="float" office:value="4.8036998031905416">
            <text:p>4.80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wire length</text:p>
          </table:table-cell>
          <table:table-cell table:style-name="Gnumeric-default" office:value-type="string">
            <text:p>L_wire</text:p>
          </table:table-cell>
          <table:table-cell table:style-name="ACE-3" table:formula="of:=[.C11]*100/2.54/12" office:value-type="float" office:value="15.760169957974218">
            <text:p>15.76</text:p>
          </table:table-cell>
          <table:table-cell table:style-name="Gnumeric-default" office:value-type="string">
            <text:p>ft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mandrel diameter</text:p>
          </table:table-cell>
          <table:table-cell table:style-name="Gnumeric-default"/>
          <table:table-cell table:style-name="Gnumeric-default" table:formula="of:=3/16" office:value-type="float" office:value="0.1875">
            <text:p>0.1875</text:p>
          </table:table-cell>
          <table:table-cell table:style-name="Gnumeric-default" office:value-type="string">
            <text:p>in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mandrel diameter</text:p>
          </table:table-cell>
          <table:table-cell table:style-name="Gnumeric-default"/>
          <table:table-cell table:style-name="ACE-4" table:formula="of:=[.C14]*2.54/100" office:value-type="float" office:value="0.0047625000000000002">
            <text:p>0.0048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" table:style-name="Gnumeric-default"/>
          <table:table-cell table:style-name="ACE-4"/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helix core diameter</text:p>
          </table:table-cell>
          <table:table-cell table:style-name="Gnumeric-default"/>
          <table:table-cell table:style-name="ACE-4" table:formula="of:=[.C15]+[.C4]" office:value-type="float" office:value="0.0060534999999999999">
            <text:p>0.0061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helix radius</text:p>
          </table:table-cell>
          <table:table-cell table:style-name="Gnumeric-default" office:value-type="string">
            <text:p>r</text:p>
          </table:table-cell>
          <table:table-cell table:style-name="ACE-4" table:formula="of:=[.C17]/2" office:value-type="float" office:value="0.0030267499999999999">
            <text:p>0.0030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overall coil length</text:p>
          </table:table-cell>
          <table:table-cell table:style-name="Gnumeric-default" office:value-type="string">
            <text:p>L_coil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in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overall coil length</text:p>
          </table:table-cell>
          <table:table-cell table:style-name="Gnumeric-default" office:value-type="string">
            <text:p>L_coil</text:p>
          </table:table-cell>
          <table:table-cell table:style-name="ACE-4" table:formula="of:=[.C20]*2.54/100" office:value-type="float" office:value="0.83820000000000006">
            <text:p>0.8382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helical pitch</text:p>
          </table:table-cell>
          <table:table-cell table:style-name="Gnumeric-default" office:value-type="string">
            <text:p>p</text:p>
          </table:table-cell>
          <table:table-cell table:style-name="ACE-4" table:formula="of:=2*PI()*[.C18]/SQRT(([.C11]/[.C21])^2-1)" office:value-type="float" office:value="0.0033700971855969934">
            <text:p>0.0034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length of one helical turn</text:p>
          </table:table-cell>
          <table:table-cell table:style-name="Gnumeric-default" office:value-type="string">
            <text:p>L_helix</text:p>
          </table:table-cell>
          <table:table-cell table:style-name="ACE-4" table:formula="of:=SQRT((2*PI()*[.C18])^2+[.C23]^2)" office:value-type="float" office:value="0.019313928879963343">
            <text:p>0.0193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total number of turns</text:p>
          </table:table-cell>
          <table:table-cell table:style-name="Gnumeric-default" office:value-type="string">
            <text:p>N</text:p>
          </table:table-cell>
          <table:table-cell table:style-name="ACE-5" table:formula="of:=[.C21]/[.C23]" office:value-type="float" office:value="248.71686299797841">
            <text:p>249</text:p>
          </table:table-cell>
          <table:table-cell table:style-name="Gnumeric-default" office:value-type="string">
            <text:p>turns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total wire length (sanity check)</text:p>
          </table:table-cell>
          <table:table-cell table:style-name="Gnumeric-default"/>
          <table:table-cell table:style-name="ACE-3" table:formula="of:=[.C27]*[.C25]" office:value-type="float" office:value="4.8036998031905416">
            <text:p>4.80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total <text:s/>coil length (sanity check)</text:p>
          </table:table-cell>
          <table:table-cell table:style-name="Gnumeric-default"/>
          <table:table-cell table:style-name="ACE-3" table:formula="of:=[.C27]*[.C23]" office:value-type="float" office:value="0.83820000000000006">
            <text:p>0.84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8-26T23:38:10Z</dc:date>
    <meta:creation-date>2017-08-26T21:31:44Z</meta:creation-date>
    <meta:generator>gnumeric/1.12.28</meta:generator>
  </office:meta>
</office:document-meta>
</file>